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00000078000000438D2B7B800D2FC1672.png" manifest:media-type="image/png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DD000000DDB43ABA64C5FC9CAB.svm" manifest:media-type="image/x-svm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7.776cm" svg:height="14.341cm" svg:x="40.789cm" svg:y="0.968cm">
            <draw:object draw:notify-on-update-of-ranges="Лист1.F1:Лист1.F1 Лист1.G2:Лист1.G18 Лист1.F20:Лист1.F20 Лист1.F2:Лист1.F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.43cm" svg:height="13.009cm" svg:x="41.747cm" svg:y="17.781cm">
            <draw:object draw:notify-on-update-of-ranges="Лист1.L22:Лист1.L22 Лист1.M23:Лист1.M44 Лист1.M45:Лист1.M45 Лист1.L23:Лист1.L44 Лист1.J47:Лист1.J48 Лист1.I49:Лист1.I49 Лист1.I47:Лист1.I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2.94cm" svg:height="14.019cm" svg:x="38.808cm" svg:y="31.974cm">
            <draw:object draw:notify-on-update-of-ranges="Лист1.K22:Лист1.K22 Лист1.M23:Лист1.M44 Лист1.L21:Лист1.L21 Лист1.N23:Лист1.N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, гц</text:p>
          </table:table-cell>
          <table:table-cell office:value-type="string" calcext:value-type="string">
            <text:p>U, B pm0,001</text:p>
          </table:table-cell>
          <table:table-cell office:value-type="string" calcext:value-type="string">
            <text:p>I, mA <text:s/>pm 2</text:p>
          </table:table-cell>
          <table:table-cell/>
          <table:table-cell office:value-type="string" calcext:value-type="string">
            <text:p>хи</text:p>
          </table:table-cell>
          <table:table-cell office:value-type="string" calcext:value-type="string">
            <text:p>1/хи^2/1000</text:p>
          </table:table-cell>
          <table:table-cell office:value-type="string" calcext:value-type="string">
            <text:p>F^2/10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19" calcext:value-type="float">
            <text:p>0,0119</text:p>
          </table:table-cell>
          <table:table-cell office:value-type="float" office:value="53.3" calcext:value-type="float">
            <text:p>53,3</text:p>
          </table:table-cell>
          <table:table-cell office:value-type="float" office:value="0.25" calcext:value-type="float">
            <text:p>0,25</text:p>
          </table:table-cell>
          <table:table-cell table:formula="of:=[.B2]*1000/([.A2]*[.C2])" office:value-type="float" office:value="0.0111632270168856" calcext:value-type="float">
            <text:p>0,011163227016886</text:p>
          </table:table-cell>
          <table:table-cell table:formula="of:=1/([.E2]*[.E2]*1000)" office:value-type="float" office:value="8.02454628910388" calcext:value-type="float">
            <text:p>8,02454628910388</text:p>
          </table:table-cell>
          <table:table-cell table:formula="of:=[.A2]*[.A2]/100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45" calcext:value-type="float">
            <text:p>0,0145</text:p>
          </table:table-cell>
          <table:table-cell office:value-type="float" office:value="53.5" calcext:value-type="float">
            <text:p>53,5</text:p>
          </table:table-cell>
          <table:table-cell office:value-type="float" office:value="0.25" calcext:value-type="float">
            <text:p>0,25</text:p>
          </table:table-cell>
          <table:table-cell table:formula="of:=[.B3]*1000/([.A3]*[.C3])" office:value-type="float" office:value="0.0108411214953271" calcext:value-type="float">
            <text:p>0,010841121495327</text:p>
          </table:table-cell>
          <table:table-cell table:formula="of:=1/([.E3]*[.E3]*1000)" office:value-type="float" office:value="8.50847205707491" calcext:value-type="float">
            <text:p>8,50847205707491</text:p>
          </table:table-cell>
          <table:table-cell table:formula="of:=[.A3]*[.A3]" office:value-type="float" office:value="625" calcext:value-type="float">
            <text:p>625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79" calcext:value-type="float">
            <text:p>0,0179</text:p>
          </table:table-cell>
          <table:table-cell office:value-type="float" office:value="53.6" calcext:value-type="float">
            <text:p>53,6</text:p>
          </table:table-cell>
          <table:table-cell office:value-type="float" office:value="0.5" calcext:value-type="float">
            <text:p>0,5</text:p>
          </table:table-cell>
          <table:table-cell table:formula="of:=[.B4]*1000/([.A4]*[.C4])" office:value-type="float" office:value="0.0111318407960199" calcext:value-type="float">
            <text:p>0,01113184079602</text:p>
          </table:table-cell>
          <table:table-cell table:formula="of:=1/([.E4]*[.E4]*1000)" office:value-type="float" office:value="8.06986049124559" calcext:value-type="float">
            <text:p>8,06986049124559</text:p>
          </table:table-cell>
          <table:table-cell table:formula="of:=[.A4]*[.A4]" office:value-type="float" office:value="900" calcext:value-type="float">
            <text:p>900</text:p>
          </table:table-cell>
          <table:table-cell table:number-columns-repeated="7"/>
        </table:table-row>
        <table:table-row table:style-name="ro1">
          <table:table-cell table:formula="of:=[.A4]+5" office:value-type="float" office:value="35" calcext:value-type="float">
            <text:p>35</text:p>
          </table:table-cell>
          <table:table-cell office:value-type="float" office:value="0.0207" calcext:value-type="float">
            <text:p>0,0207</text:p>
          </table:table-cell>
          <table:table-cell office:value-type="float" office:value="53.65" calcext:value-type="float">
            <text:p>53,65</text:p>
          </table:table-cell>
          <table:table-cell office:value-type="float" office:value="0.5" calcext:value-type="float">
            <text:p>0,5</text:p>
          </table:table-cell>
          <table:table-cell table:formula="of:=[.B5]*1000/([.A5]*[.C5])" office:value-type="float" office:value="0.0110238317134869" calcext:value-type="float">
            <text:p>0,011023831713487</text:p>
          </table:table-cell>
          <table:table-cell table:formula="of:=1/([.E5]*[.E5]*1000)" office:value-type="float" office:value="8.22876861186959" calcext:value-type="float">
            <text:p>8,22876861186959</text:p>
          </table:table-cell>
          <table:table-cell table:formula="of:=[.A5]*[.A5]" office:value-type="float" office:value="1225" calcext:value-type="float">
            <text:p>1225</text:p>
          </table:table-cell>
          <table:table-cell table:number-columns-repeated="7"/>
        </table:table-row>
        <table:table-row table:style-name="ro1">
          <table:table-cell table:formula="of:=[.A5]+5" office:value-type="float" office:value="40" calcext:value-type="float">
            <text:p>40</text:p>
          </table:table-cell>
          <table:table-cell office:value-type="float" office:value="0.0234" calcext:value-type="float">
            <text:p>0,0234</text:p>
          </table:table-cell>
          <table:table-cell office:value-type="float" office:value="53.6" calcext:value-type="float">
            <text:p>53,6</text:p>
          </table:table-cell>
          <table:table-cell office:value-type="float" office:value="0.5" calcext:value-type="float">
            <text:p>0,5</text:p>
          </table:table-cell>
          <table:table-cell table:formula="of:=[.B6]*1000/([.A6]*[.C6])" office:value-type="float" office:value="0.0109141791044776" calcext:value-type="float">
            <text:p>0,010914179104478</text:p>
          </table:table-cell>
          <table:table-cell table:formula="of:=1/([.E6]*[.E6]*1000)" office:value-type="float" office:value="8.3949448462269" calcext:value-type="float">
            <text:p>8,3949448462269</text:p>
          </table:table-cell>
          <table:table-cell table:formula="of:=[.A6]*[.A6]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table:formula="of:=[.A6]+5" office:value-type="float" office:value="45" calcext:value-type="float">
            <text:p>45</text:p>
          </table:table-cell>
          <table:table-cell office:value-type="float" office:value="0.0263" calcext:value-type="float">
            <text:p>0,0263</text:p>
          </table:table-cell>
          <table:table-cell office:value-type="float" office:value="53.7" calcext:value-type="float">
            <text:p>53,7</text:p>
          </table:table-cell>
          <table:table-cell office:value-type="float" office:value="0.5" calcext:value-type="float">
            <text:p>0,5</text:p>
          </table:table-cell>
          <table:table-cell table:formula="of:=[.B7]*1000/([.A7]*[.C7])" office:value-type="float" office:value="0.0108835092075316" calcext:value-type="float">
            <text:p>0,010883509207532</text:p>
          </table:table-cell>
          <table:table-cell table:formula="of:=1/([.E7]*[.E7]*1000)" office:value-type="float" office:value="8.44232568057945" calcext:value-type="float">
            <text:p>8,44232568057945</text:p>
          </table:table-cell>
          <table:table-cell table:formula="of:=[.A7]*[.A7]" office:value-type="float" office:value="2025" calcext:value-type="float">
            <text:p>2025</text:p>
          </table:table-cell>
          <table:table-cell table:number-columns-repeated="7"/>
        </table:table-row>
        <table:table-row table:style-name="ro1">
          <table:table-cell table:formula="of:=[.A7]+5" office:value-type="float" office:value="50" calcext:value-type="float">
            <text:p>50</text:p>
          </table:table-cell>
          <table:table-cell office:value-type="float" office:value="0.029" calcext:value-type="float">
            <text:p>0,029</text:p>
          </table:table-cell>
          <table:table-cell office:value-type="float" office:value="54.8" calcext:value-type="float">
            <text:p>54,8</text:p>
          </table:table-cell>
          <table:table-cell office:value-type="float" office:value="0.5" calcext:value-type="float">
            <text:p>0,5</text:p>
          </table:table-cell>
          <table:table-cell table:formula="of:=[.B8]*1000/([.A8]*[.C8])" office:value-type="float" office:value="0.0105839416058394" calcext:value-type="float">
            <text:p>0,01058394160584</text:p>
          </table:table-cell>
          <table:table-cell table:formula="of:=1/([.E8]*[.E8]*1000)" office:value-type="float" office:value="8.92699167657551" calcext:value-type="float">
            <text:p>8,92699167657551</text:p>
          </table:table-cell>
          <table:table-cell table:formula="of:=[.A8]*[.A8]"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table:formula="of:=[.A8]+5" office:value-type="float" office:value="55" calcext:value-type="float">
            <text:p>55</text:p>
          </table:table-cell>
          <table:table-cell office:value-type="float" office:value="0.0322" calcext:value-type="float">
            <text:p>0,0322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table:formula="of:=[.B9]*1000/([.A9]*[.C9])" office:value-type="float" office:value="0.0108417508417508" calcext:value-type="float">
            <text:p>0,010841750841751</text:p>
          </table:table-cell>
          <table:table-cell table:formula="of:=1/([.E9]*[.E9]*1000)" office:value-type="float" office:value="8.50748427915589" calcext:value-type="float">
            <text:p>8,50748427915589</text:p>
          </table:table-cell>
          <table:table-cell table:formula="of:=[.A9]*[.A9]" office:value-type="float" office:value="3025" calcext:value-type="float">
            <text:p>3025</text:p>
          </table:table-cell>
          <table:table-cell table:number-columns-repeated="7"/>
        </table:table-row>
        <table:table-row table:style-name="ro1">
          <table:table-cell table:formula="of:=[.A9]+5" office:value-type="float" office:value="60" calcext:value-type="float">
            <text:p>60</text:p>
          </table:table-cell>
          <table:table-cell office:value-type="float" office:value="0.0346" calcext:value-type="float">
            <text:p>0,0346</text:p>
          </table:table-cell>
          <table:table-cell office:value-type="float" office:value="54.2" calcext:value-type="float">
            <text:p>54,2</text:p>
          </table:table-cell>
          <table:table-cell office:value-type="float" office:value="0.5" calcext:value-type="float">
            <text:p>0,5</text:p>
          </table:table-cell>
          <table:table-cell table:formula="of:=[.B10]*1000/([.A10]*[.C10])" office:value-type="float" office:value="0.010639606396064" calcext:value-type="float">
            <text:p>0,010639606396064</text:p>
          </table:table-cell>
          <table:table-cell table:formula="of:=1/([.E10]*[.E10]*1000)" office:value-type="float" office:value="8.83382672324501" calcext:value-type="float">
            <text:p>8,83382672324501</text:p>
          </table:table-cell>
          <table:table-cell table:formula="of:=[.A10]*[.A10]"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formula="of:=[.A10]+5" office:value-type="float" office:value="65" calcext:value-type="float">
            <text:p>65</text:p>
          </table:table-cell>
          <table:table-cell office:value-type="float" office:value="0.037" calcext:value-type="float">
            <text:p>0,037</text:p>
          </table:table-cell>
          <table:table-cell office:value-type="float" office:value="54.1" calcext:value-type="float">
            <text:p>54,1</text:p>
          </table:table-cell>
          <table:table-cell office:value-type="float" office:value="1" calcext:value-type="float">
            <text:p>1</text:p>
          </table:table-cell>
          <table:table-cell table:formula="of:=[.B11]*1000/([.A11]*[.C11])" office:value-type="float" office:value="0.0105218256789421" calcext:value-type="float">
            <text:p>0,010521825678942</text:p>
          </table:table-cell>
          <table:table-cell table:formula="of:=1/([.E11]*[.E11]*1000)" office:value-type="float" office:value="9.03270434623813" calcext:value-type="float">
            <text:p>9,03270434623813</text:p>
          </table:table-cell>
          <table:table-cell table:formula="of:=[.A11]*[.A11]" office:value-type="float" office:value="4225" calcext:value-type="float">
            <text:p>4225</text:p>
          </table:table-cell>
          <table:table-cell table:number-columns-repeated="7"/>
        </table:table-row>
        <table:table-row table:style-name="ro1">
          <table:table-cell table:formula="of:=[.A11]+5" office:value-type="float" office:value="70" calcext:value-type="float">
            <text:p>70</text:p>
          </table:table-cell>
          <table:table-cell office:value-type="float" office:value="0.0398" calcext:value-type="float">
            <text:p>0,0398</text:p>
          </table:table-cell>
          <table:table-cell office:value-type="float" office:value="53.9" calcext:value-type="float">
            <text:p>53,9</text:p>
          </table:table-cell>
          <table:table-cell office:value-type="float" office:value="1" calcext:value-type="float">
            <text:p>1</text:p>
          </table:table-cell>
          <table:table-cell table:formula="of:=[.B12]*1000/([.A12]*[.C12])" office:value-type="float" office:value="0.010548635038431" calcext:value-type="float">
            <text:p>0,010548635038431</text:p>
          </table:table-cell>
          <table:table-cell table:formula="of:=1/([.E12]*[.E12]*1000)" office:value-type="float" office:value="8.98684944824625" calcext:value-type="float">
            <text:p>8,98684944824625</text:p>
          </table:table-cell>
          <table:table-cell table:formula="of:=[.A12]*[.A12]" office:value-type="float" office:value="4900" calcext:value-type="float">
            <text:p>4900</text:p>
          </table:table-cell>
          <table:table-cell table:number-columns-repeated="7"/>
        </table:table-row>
        <table:table-row table:style-name="ro1">
          <table:table-cell table:formula="of:=[.A12]+5" office:value-type="float" office:value="75" calcext:value-type="float">
            <text:p>75</text:p>
          </table:table-cell>
          <table:table-cell office:value-type="float" office:value="0.0425" calcext:value-type="float">
            <text:p>0,0425</text:p>
          </table:table-cell>
          <table:table-cell office:value-type="float" office:value="53.95" calcext:value-type="float">
            <text:p>53,95</text:p>
          </table:table-cell>
          <table:table-cell office:value-type="float" office:value="1" calcext:value-type="float">
            <text:p>1</text:p>
          </table:table-cell>
          <table:table-cell table:formula="of:=[.B13]*1000/([.A13]*[.C13])" office:value-type="float" office:value="0.0105035526722274" calcext:value-type="float">
            <text:p>0,010503552672227</text:p>
          </table:table-cell>
          <table:table-cell table:formula="of:=1/([.E13]*[.E13]*1000)" office:value-type="float" office:value="9.06416003460208" calcext:value-type="float">
            <text:p>9,06416003460208</text:p>
          </table:table-cell>
          <table:table-cell table:formula="of:=[.A13]*[.A13]" office:value-type="float" office:value="5625" calcext:value-type="float">
            <text:p>5625</text:p>
          </table:table-cell>
          <table:table-cell table:number-columns-repeated="7"/>
        </table:table-row>
        <table:table-row table:style-name="ro1">
          <table:table-cell table:formula="of:=[.A13]+5" office:value-type="float" office:value="80" calcext:value-type="float">
            <text:p>80</text:p>
          </table:table-cell>
          <table:table-cell office:value-type="float" office:value="0.045" calcext:value-type="float">
            <text:p>0,045</text:p>
          </table:table-cell>
          <table:table-cell office:value-type="float" office:value="53.95" calcext:value-type="float">
            <text:p>53,95</text:p>
          </table:table-cell>
          <table:table-cell office:value-type="float" office:value="1" calcext:value-type="float">
            <text:p>1</text:p>
          </table:table-cell>
          <table:table-cell table:formula="of:=[.B14]*1000/([.A14]*[.C14])" office:value-type="float" office:value="0.0104263206672845" calcext:value-type="float">
            <text:p>0,010426320667285</text:p>
          </table:table-cell>
          <table:table-cell table:formula="of:=1/([.E14]*[.E14]*1000)" office:value-type="float" office:value="9.1989412345679" calcext:value-type="float">
            <text:p>9,1989412345679</text:p>
          </table:table-cell>
          <table:table-cell table:formula="of:=[.A14]*[.A14]" office:value-type="float" office:value="6400" calcext:value-type="float">
            <text:p>6400</text:p>
          </table:table-cell>
          <table:table-cell table:number-columns-repeated="7"/>
        </table:table-row>
        <table:table-row table:style-name="ro1">
          <table:table-cell table:formula="of:=[.A14]+5" office:value-type="float" office:value="85" calcext:value-type="float">
            <text:p>85</text:p>
          </table:table-cell>
          <table:table-cell office:value-type="float" office:value="0.0477" calcext:value-type="float">
            <text:p>0,0477</text:p>
          </table:table-cell>
          <table:table-cell office:value-type="float" office:value="53.82" calcext:value-type="float">
            <text:p>53,82</text:p>
          </table:table-cell>
          <table:table-cell office:value-type="float" office:value="1" calcext:value-type="float">
            <text:p>1</text:p>
          </table:table-cell>
          <table:table-cell table:formula="of:=[.B15]*1000/([.A15]*[.C15])" office:value-type="float" office:value="0.0104269132402125" calcext:value-type="float">
            <text:p>0,010426913240213</text:p>
          </table:table-cell>
          <table:table-cell table:formula="of:=1/([.E15]*[.E15]*1000)" office:value-type="float" office:value="9.19789569241723" calcext:value-type="float">
            <text:p>9,19789569241723</text:p>
          </table:table-cell>
          <table:table-cell table:formula="of:=[.A15]*[.A15]" office:value-type="float" office:value="7225" calcext:value-type="float">
            <text:p>7225</text:p>
          </table:table-cell>
          <table:table-cell table:number-columns-repeated="7"/>
        </table:table-row>
        <table:table-row table:style-name="ro1">
          <table:table-cell table:formula="of:=[.A15]+5" office:value-type="float" office:value="90" calcext:value-type="float">
            <text:p>90</text:p>
          </table:table-cell>
          <table:table-cell office:value-type="float" office:value="0.05" calcext:value-type="float">
            <text:p>0,05</text:p>
          </table:table-cell>
          <table:table-cell office:value-type="float" office:value="53.8" calcext:value-type="float">
            <text:p>53,8</text:p>
          </table:table-cell>
          <table:table-cell office:value-type="float" office:value="1" calcext:value-type="float">
            <text:p>1</text:p>
          </table:table-cell>
          <table:table-cell table:formula="of:=[.B16]*1000/([.A16]*[.C16])" office:value-type="float" office:value="0.0103263114415531" calcext:value-type="float">
            <text:p>0,010326311441553</text:p>
          </table:table-cell>
          <table:table-cell table:formula="of:=1/([.E16]*[.E16]*1000)" office:value-type="float" office:value="9.3779856" calcext:value-type="float">
            <text:p>9,3779856</text:p>
          </table:table-cell>
          <table:table-cell table:formula="of:=[.A16]*[.A16]" office:value-type="float" office:value="8100" calcext:value-type="float">
            <text:p>8100</text:p>
          </table:table-cell>
          <table:table-cell table:number-columns-repeated="7"/>
        </table:table-row>
        <table:table-row table:style-name="ro1">
          <table:table-cell table:formula="of:=[.A16]+5" office:value-type="float" office:value="95" calcext:value-type="float">
            <text:p>95</text:p>
          </table:table-cell>
          <table:table-cell office:value-type="float" office:value="0.0529" calcext:value-type="float">
            <text:p>0,0529</text:p>
          </table:table-cell>
          <table:table-cell office:value-type="float" office:value="53.8" calcext:value-type="float">
            <text:p>53,8</text:p>
          </table:table-cell>
          <table:table-cell office:value-type="float" office:value="1" calcext:value-type="float">
            <text:p>1</text:p>
          </table:table-cell>
          <table:table-cell table:formula="of:=[.B17]*1000/([.A17]*[.C17])" office:value-type="float" office:value="0.0103502250048914" calcext:value-type="float">
            <text:p>0,010350225004892</text:p>
          </table:table-cell>
          <table:table-cell table:formula="of:=1/([.E17]*[.E17]*1000)" office:value-type="float" office:value="9.33470113385815" calcext:value-type="float">
            <text:p>9,33470113385815</text:p>
          </table:table-cell>
          <table:table-cell table:formula="of:=[.A17]*[.A17]" office:value-type="float" office:value="9025" calcext:value-type="float">
            <text:p>9025</text:p>
          </table:table-cell>
          <table:table-cell table:number-columns-repeated="7"/>
        </table:table-row>
        <table:table-row table:style-name="ro1">
          <table:table-cell table:formula="of:=[.A17]+5" office:value-type="float" office:value="100" calcext:value-type="float">
            <text:p>100</text:p>
          </table:table-cell>
          <table:table-cell office:value-type="float" office:value="0.0548" calcext:value-type="float">
            <text:p>0,0548</text:p>
          </table:table-cell>
          <table:table-cell office:value-type="float" office:value="53.69" calcext:value-type="float">
            <text:p>53,69</text:p>
          </table:table-cell>
          <table:table-cell office:value-type="float" office:value="1" calcext:value-type="float">
            <text:p>1</text:p>
          </table:table-cell>
          <table:table-cell table:formula="of:=[.B18]*1000/([.A18]*[.C18])" office:value-type="float" office:value="0.0102067424101322" calcext:value-type="float">
            <text:p>0,010206742410132</text:p>
          </table:table-cell>
          <table:table-cell table:formula="of:=1/([.E18]*[.E18]*1000)" office:value-type="float" office:value="9.59899335340188" calcext:value-type="float">
            <text:p>9,59899335340188</text:p>
          </table:table-cell>
          <table:table-cell table:formula="of:=[.A18]*[.A18]"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formula="of:=AVERAGE([.A2:.A18])" office:value-type="float" office:value="60" calcext:value-type="float">
            <text:p>60</text:p>
          </table:table-cell>
          <table:table-cell table:formula="of:=AVERAGE([.B2:.B18])" office:value-type="float" office:value="0.0341294117647059" calcext:value-type="float">
            <text:p>0,034129411764706</text:p>
          </table:table-cell>
          <table:table-cell table:formula="of:=AVERAGE([.C2:.C18])" office:value-type="float" office:value="53.8447058823529" calcext:value-type="float">
            <text:p>53,8447058823529</text:p>
          </table:table-cell>
          <table:table-cell table:formula="of:=AVERAGE([.D2:.D18])" office:value-type="float" office:value="0.705882352941176" calcext:value-type="float">
            <text:p>0,705882352941176</text:p>
          </table:table-cell>
          <table:table-cell table:formula="of:=AVERAGE([.E2:.E18])" office:value-type="float" office:value="0.0106666784900622" calcext:value-type="float">
            <text:p>0,01066667849006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Экспериментальная зависимость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коэффициент ослабления поля от корня из частот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, Гц</text:p>
          </table:table-cell>
          <table:table-cell office:value-type="string" calcext:value-type="string">
            <text:p>U, B pm0,001</text:p>
          </table:table-cell>
          <table:table-cell office:value-type="string" calcext:value-type="string">
            <text:p>I, mA <text:s/>pm 2</text:p>
          </table:table-cell>
          <table:table-cell office:value-type="string" calcext:value-type="string">
            <text:p>сдвиг (pi)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погрешность f</text:p>
          </table:table-cell>
          <table:table-cell office:value-type="string" calcext:value-type="string">
            <text:p>погр Pi (половина деления)</text:p>
          </table:table-cell>
          <table:table-cell/>
          <table:table-cell office:value-type="string" calcext:value-type="string">
            <text:p>если синусоида катушки справа, т осдвиг положительный</text:p>
          </table:table-cell>
          <table:table-cell office:value-type="string" calcext:value-type="string">
            <text:p>f, Гц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двиг — Pi/2</text:p>
          </table:table-cell>
          <table:table-cell office:value-type="string" calcext:value-type="string">
            <text:p>sqrt(f)</text:p>
          </table:table-cell>
          <table:table-cell office:value-type="string" calcext:value-type="string">
            <text:p>Xи/Хи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48" calcext:value-type="float">
            <text:p>0,05</text:p>
          </table:table-cell>
          <table:table-cell table:style-name="ce1" office:value-type="float" office:value="53.69" calcext:value-type="float">
            <text:p>53,69</text:p>
          </table:table-cell>
          <table:table-cell table:style-name="ce1" table:formula="of:=3.5/5.6" office:value-type="float" office:value="0.625" calcext:value-type="float">
            <text:p>0,63</text:p>
          </table:table-cell>
          <table:table-cell office:value-type="float" office:value="5.6" calcext:value-type="float">
            <text:p>5,6</text:p>
          </table:table-cell>
          <table:table-cell/>
          <table:table-cell office:value-type="string" calcext:value-type="string">
            <text:p>1 ms/дел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2" table:formula="of:=[.B23]/([.A23]*[.C23])" office:value-type="float" office:value="0.00000894021233004284" calcext:value-type="float">
            <text:p>0,00000894</text:p>
          </table:table-cell>
          <table:table-cell table:style-name="ce1" table:formula="of:=([.D23] - 0.5)*3.14" office:value-type="float" office:value="0.3925" calcext:value-type="float">
            <text:p>0,39</text:p>
          </table:table-cell>
          <table:table-cell table:style-name="ce1" table:formula="of:=SQRT([.A23])" office:value-type="float" office:value="10" calcext:value-type="float">
            <text:p>10,00</text:p>
          </table:table-cell>
          <table:table-cell table:formula="of:=[.K23]/0.011" office:value-type="float" office:value="0.00081274657545844" calcext:value-type="float">
            <text:p>0,0008127465754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0.1395" calcext:value-type="float">
            <text:p>0,14</text:p>
          </table:table-cell>
          <table:table-cell table:style-name="ce1" office:value-type="float" office:value="52.95" calcext:value-type="float">
            <text:p>52,95</text:p>
          </table:table-cell>
          <table:table-cell table:style-name="ce1" table:formula="of:=1.9/2.2" office:value-type="float" office:value="0.863636363636364" calcext:value-type="float">
            <text:p>0,86</text:p>
          </table:table-cell>
          <table:table-cell office:value-type="float" office:value="2.2" calcext:value-type="float">
            <text:p>2,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5 ms/del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2" table:formula="of:=[.B24]/([.A24]*[.C24])" office:value-type="float" office:value="0.00000526912181303116" calcext:value-type="float">
            <text:p>0,00000527</text:p>
          </table:table-cell>
          <table:table-cell table:style-name="ce1" table:formula="of:=([.D24] - 0.5)*3.14" office:value-type="float" office:value="1.14181818181818" calcext:value-type="float">
            <text:p>1,14</text:p>
          </table:table-cell>
          <table:table-cell table:style-name="ce1" table:formula="of:=SQRT([.A24])" office:value-type="float" office:value="22.3606797749979" calcext:value-type="float">
            <text:p>22,36</text:p>
          </table:table-cell>
          <table:table-cell table:formula="of:=[.K24]/0.011" office:value-type="float" office:value="0.000479011073911924" calcext:value-type="float">
            <text:p>0,0004790110739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1552" calcext:value-type="float">
            <text:p>0,16</text:p>
          </table:table-cell>
          <table:table-cell table:style-name="ce1" office:value-type="float" office:value="53.88" calcext:value-type="float">
            <text:p>53,88</text:p>
          </table:table-cell>
          <table:table-cell table:style-name="ce1" table:formula="of:=2.7/2.8" office:value-type="float" office:value="0.964285714285714" calcext:value-type="float">
            <text:p>0,96</text:p>
          </table:table-cell>
          <table:table-cell office:value-type="float" office:value="2.8" calcext:value-type="float">
            <text:p>2,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,5 ms/del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2" table:formula="of:=[.B25]/([.A25]*[.C25])" office:value-type="float" office:value="0.00000288047512991834" calcext:value-type="float">
            <text:p>0,00000288</text:p>
          </table:table-cell>
          <table:table-cell table:style-name="ce1" table:formula="of:=([.D25] - 0.5)*3.14" office:value-type="float" office:value="1.45785714285714" calcext:value-type="float">
            <text:p>1,46</text:p>
          </table:table-cell>
          <table:table-cell table:style-name="ce1" table:formula="of:=SQRT([.A25])" office:value-type="float" office:value="31.6227766016838" calcext:value-type="float">
            <text:p>31,62</text:p>
          </table:table-cell>
          <table:table-cell table:formula="of:=[.K25]/0.011" office:value-type="float" office:value="0.000261861375447122" calcext:value-type="float">
            <text:p>0,0002618613754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" office:value-type="float" office:value="0.1605" calcext:value-type="float">
            <text:p>0,16</text:p>
          </table:table-cell>
          <table:table-cell table:style-name="ce1" office:value-type="float" office:value="54.43" calcext:value-type="float">
            <text:p>54,43</text:p>
          </table:table-cell>
          <table:table-cell table:style-name="ce1" table:formula="of:=2.8/2.8" office:value-type="float" office:value="1" calcext:value-type="float">
            <text:p>1,00</text:p>
          </table:table-cell>
          <table:table-cell office:value-type="float" office:value="2.8" calcext:value-type="float">
            <text:p>2,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,1 ms/del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style-name="ce2" table:formula="of:=[.B26]/([.A26]*[.C26])" office:value-type="float" office:value="0.00000147437075142385" calcext:value-type="float">
            <text:p>0,00000147</text:p>
          </table:table-cell>
          <table:table-cell table:style-name="ce1" table:formula="of:=([.D26] - 0.5)*3.14" office:value-type="float" office:value="1.57" calcext:value-type="float">
            <text:p>1,57</text:p>
          </table:table-cell>
          <table:table-cell table:style-name="ce1" table:formula="of:=SQRT([.A26])" office:value-type="float" office:value="44.7213595499958" calcext:value-type="float">
            <text:p>44,72</text:p>
          </table:table-cell>
          <table:table-cell table:formula="of:=[.K26]/0.011" office:value-type="float" office:value="0.000134033704674895" calcext:value-type="float">
            <text:p>0,0001340337046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1" office:value-type="float" office:value="0.16" calcext:value-type="float">
            <text:p>0,16</text:p>
          </table:table-cell>
          <table:table-cell table:style-name="ce1" office:value-type="float" office:value="54.03" calcext:value-type="float">
            <text:p>54,03</text:p>
          </table:table-cell>
          <table:table-cell table:style-name="ce1" table:formula="of:=2/1.9" office:value-type="float" office:value="1.05263157894737" calcext:value-type="float">
            <text:p>1,05</text:p>
          </table:table-cell>
          <table:table-cell office:value-type="float" office:value="1.9" calcext:value-type="float">
            <text:p>1,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,1 ms/del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style-name="ce2" table:formula="of:=[.B27]/([.A27]*[.C27])" office:value-type="float" office:value="0.00000098710592880499" calcext:value-type="float">
            <text:p>0,00000099</text:p>
          </table:table-cell>
          <table:table-cell table:style-name="ce1" table:formula="of:=([.D27] - 0.5)*3.14" office:value-type="float" office:value="1.73526315789474" calcext:value-type="float">
            <text:p>1,74</text:p>
          </table:table-cell>
          <table:table-cell table:style-name="ce1" table:formula="of:=SQRT([.A27])" office:value-type="float" office:value="54.7722557505166" calcext:value-type="float">
            <text:p>54,77</text:p>
          </table:table-cell>
          <table:table-cell table:formula="of:=[.K27]/0.011" office:value-type="float" office:value="0.000089736902618635" calcext:value-type="float">
            <text:p>8,9736902618635E-0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1" office:value-type="float" office:value="0.159" calcext:value-type="float">
            <text:p>0,16</text:p>
          </table:table-cell>
          <table:table-cell table:style-name="ce1" office:value-type="float" office:value="53.63" calcext:value-type="float">
            <text:p>53,63</text:p>
          </table:table-cell>
          <table:table-cell table:style-name="ce1" table:formula="of:=1.6/1.4" office:value-type="float" office:value="1.14285714285714" calcext:value-type="float">
            <text:p>1,14</text:p>
          </table:table-cell>
          <table:table-cell office:value-type="float" office:value="1.4" calcext:value-type="float">
            <text:p>1,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,1 ms/del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style-name="ce2" table:formula="of:=[.B28]/([.A28]*[.C28])" office:value-type="float" office:value="0.00000074118963266828" calcext:value-type="float">
            <text:p>0,00000074</text:p>
          </table:table-cell>
          <table:table-cell table:style-name="ce1" table:formula="of:=([.D28] - 0.5)*3.14" office:value-type="float" office:value="2.01857142857143" calcext:value-type="float">
            <text:p>2,02</text:p>
          </table:table-cell>
          <table:table-cell table:style-name="ce1" table:formula="of:=SQRT([.A28])" office:value-type="float" office:value="63.2455532033676" calcext:value-type="float">
            <text:p>63,25</text:p>
          </table:table-cell>
          <table:table-cell table:formula="of:=[.K28]/0.011" office:value-type="float" office:value="0.0000673808756971166" calcext:value-type="float">
            <text:p>6,73808756971166E-0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1" office:value-type="float" office:value="0.1573" calcext:value-type="float">
            <text:p>0,16</text:p>
          </table:table-cell>
          <table:table-cell table:style-name="ce1" office:value-type="float" office:value="53.12" calcext:value-type="float">
            <text:p>53,12</text:p>
          </table:table-cell>
          <table:table-cell table:style-name="ce1" table:formula="of:=1.2/1.15" office:value-type="float" office:value="1.04347826086957" calcext:value-type="float">
            <text:p>1,04</text:p>
          </table:table-cell>
          <table:table-cell office:value-type="float" office:value="1.15" calcext:value-type="float">
            <text:p>1,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,1 ms/del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style-name="ce2" table:formula="of:=[.B29]/([.A29]*[.C29])" office:value-type="float" office:value="0.00000059224397590362" calcext:value-type="float">
            <text:p>0,00000059</text:p>
          </table:table-cell>
          <table:table-cell table:style-name="ce1" table:formula="of:=([.D29] - 0.5)*3.14" office:value-type="float" office:value="1.70652173913043" calcext:value-type="float">
            <text:p>1,71</text:p>
          </table:table-cell>
          <table:table-cell table:style-name="ce1" table:formula="of:=SQRT([.A29])" office:value-type="float" office:value="70.7106781186548" calcext:value-type="float">
            <text:p>70,71</text:p>
          </table:table-cell>
          <table:table-cell table:formula="of:=[.K29]/0.011" office:value-type="float" office:value="0.0000538403614457831" calcext:value-type="float">
            <text:p>5,38403614457831E-0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1" office:value-type="float" office:value="0.1555" calcext:value-type="float">
            <text:p>0,16</text:p>
          </table:table-cell>
          <table:table-cell table:style-name="ce1" office:value-type="float" office:value="52.57" calcext:value-type="float">
            <text:p>52,57</text:p>
          </table:table-cell>
          <table:table-cell table:style-name="ce1" table:formula="of:=2.1/1.9" office:value-type="float" office:value="1.10526315789474" calcext:value-type="float">
            <text:p>1,11</text:p>
          </table:table-cell>
          <table:table-cell office:value-type="float" office:value="1.9" calcext:value-type="float">
            <text:p>1,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,05 ms/del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style-name="ce2" table:formula="of:=[.B30]/([.A30]*[.C30])" office:value-type="float" office:value="0.00000049299346902543" calcext:value-type="float">
            <text:p>0,00000049</text:p>
          </table:table-cell>
          <table:table-cell table:style-name="ce1" table:formula="of:=([.D30] - 0.5)*3.14" office:value-type="float" office:value="1.90052631578947" calcext:value-type="float">
            <text:p>1,90</text:p>
          </table:table-cell>
          <table:table-cell table:style-name="ce1" table:formula="of:=SQRT([.A30])" office:value-type="float" office:value="77.4596669241483" calcext:value-type="float">
            <text:p>77,46</text:p>
          </table:table-cell>
          <table:table-cell table:formula="of:=[.K30]/0.011" office:value-type="float" office:value="0.0000448175880932206" calcext:value-type="float">
            <text:p>4,48175880932206E-0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style-name="ce1" office:value-type="float" office:value="0.1533" calcext:value-type="float">
            <text:p>0,15</text:p>
          </table:table-cell>
          <table:table-cell table:style-name="ce1" office:value-type="float" office:value="51.88" calcext:value-type="float">
            <text:p>51,88</text:p>
          </table:table-cell>
          <table:table-cell table:style-name="ce1" table:formula="of:=1.8/1.6" office:value-type="float" office:value="1.125" calcext:value-type="float">
            <text:p>1,13</text:p>
          </table:table-cell>
          <table:table-cell office:value-type="float" office:value="1.6" calcext:value-type="float">
            <text:p>1,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,05 ms/del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table:style-name="ce2" table:formula="of:=[.B31]/([.A31]*[.C31])" office:value-type="float" office:value="0.00000042212798766384" calcext:value-type="float">
            <text:p>0,00000042</text:p>
          </table:table-cell>
          <table:table-cell table:style-name="ce1" table:formula="of:=([.D31] - 0.5)*3.14" office:value-type="float" office:value="1.9625" calcext:value-type="float">
            <text:p>1,96</text:p>
          </table:table-cell>
          <table:table-cell table:style-name="ce1" table:formula="of:=SQRT([.A31])" office:value-type="float" office:value="83.6660026534076" calcext:value-type="float">
            <text:p>83,67</text:p>
          </table:table-cell>
          <table:table-cell table:formula="of:=[.K31]/0.011" office:value-type="float" office:value="0.0000383752716058036" calcext:value-type="float">
            <text:p>3,83752716058036E-0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style-name="ce1" office:value-type="float" office:value="0.1511" calcext:value-type="float">
            <text:p>0,15</text:p>
          </table:table-cell>
          <table:table-cell table:style-name="ce1" office:value-type="float" office:value="51.13" calcext:value-type="float">
            <text:p>51,13</text:p>
          </table:table-cell>
          <table:table-cell table:style-name="ce1" table:formula="of:=1.6/1.4" office:value-type="float" office:value="1.14285714285714" calcext:value-type="float">
            <text:p>1,14</text:p>
          </table:table-cell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,05 ms/del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table:style-name="ce2" table:formula="of:=[.B32]/([.A32]*[.C32])" office:value-type="float" office:value="0.00000036940152552318" calcext:value-type="float">
            <text:p>0,00000037</text:p>
          </table:table-cell>
          <table:table-cell table:style-name="ce1" table:formula="of:=([.D32] - 0.5)*3.14" office:value-type="float" office:value="2.01857142857143" calcext:value-type="float">
            <text:p>2,02</text:p>
          </table:table-cell>
          <table:table-cell table:style-name="ce1" table:formula="of:=SQRT([.A32])" office:value-type="float" office:value="89.4427190999916" calcext:value-type="float">
            <text:p>89,44</text:p>
          </table:table-cell>
          <table:table-cell table:formula="of:=[.K32]/0.011" office:value-type="float" office:value="0.0000335819568657433" calcext:value-type="float">
            <text:p>3,35819568657433E-0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style-name="ce1" office:value-type="float" office:value="0.1486" calcext:value-type="float">
            <text:p>0,15</text:p>
          </table:table-cell>
          <table:table-cell table:style-name="ce1" office:value-type="float" office:value="50.3" calcext:value-type="float">
            <text:p>50,30</text:p>
          </table:table-cell>
          <table:table-cell table:style-name="ce1" table:formula="of:=1.5/1.2" office:value-type="float" office:value="1.25" calcext:value-type="float">
            <text:p>1,2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0,05 ms/del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table:style-name="ce2" table:formula="of:=[.B33]/([.A33]*[.C33])" office:value-type="float" office:value="0.00000032825270598631" calcext:value-type="float">
            <text:p>0,00000033</text:p>
          </table:table-cell>
          <table:table-cell table:style-name="ce1" table:formula="of:=([.D33] - 0.5)*3.14" office:value-type="float" office:value="2.355" calcext:value-type="float">
            <text:p>2,36</text:p>
          </table:table-cell>
          <table:table-cell table:style-name="ce1" table:formula="of:=SQRT([.A33])" office:value-type="float" office:value="94.8683298050514" calcext:value-type="float">
            <text:p>94,87</text:p>
          </table:table-cell>
          <table:table-cell table:formula="of:=[.K33]/0.011" office:value-type="float" office:value="0.000029841155089664" calcext:value-type="float">
            <text:p>2,9841155089664E-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0.146" calcext:value-type="float">
            <text:p>0,15</text:p>
          </table:table-cell>
          <table:table-cell table:style-name="ce1" office:value-type="float" office:value="49.32" calcext:value-type="float">
            <text:p>49,32</text:p>
          </table:table-cell>
          <table:table-cell table:style-name="ce1" table:formula="of:=1.2/1.1" office:value-type="float" office:value="1.09090909090909" calcext:value-type="float">
            <text:p>1,09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string" calcext:value-type="string">
            <text:p>0,05 ms/del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" table:formula="of:=[.B34]/([.A34]*[.C34])" office:value-type="float" office:value="0.00000029602595296026" calcext:value-type="float">
            <text:p>0,00000030</text:p>
          </table:table-cell>
          <table:table-cell table:style-name="ce1" table:formula="of:=([.D34] - 0.5)*3.14 +0.3" office:value-type="float" office:value="2.15545454545455" calcext:value-type="float">
            <text:p>2,16</text:p>
          </table:table-cell>
          <table:table-cell table:style-name="ce1" table:formula="of:=SQRT([.A34])" office:value-type="float" office:value="100" calcext:value-type="float">
            <text:p>100,00</text:p>
          </table:table-cell>
          <table:table-cell table:formula="of:=[.K34]/0.011" office:value-type="float" office:value="0.0000269114502691145" calcext:value-type="float">
            <text:p>2,69114502691145E-0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style-name="ce1" office:value-type="float" office:value="0.1403" calcext:value-type="float">
            <text:p>0,14</text:p>
          </table:table-cell>
          <table:table-cell table:style-name="ce1" office:value-type="float" office:value="47.25" calcext:value-type="float">
            <text:p>47,25</text:p>
          </table:table-cell>
          <table:table-cell table:style-name="ce1" table:formula="of:=2.9/2.3" office:value-type="float" office:value="1.26086956521739" calcext:value-type="float">
            <text:p>1,26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string" calcext:value-type="string">
            <text:p>0,02 ms/del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table:style-name="ce2" table:formula="of:=[.B35]/([.A35]*[.C35])" office:value-type="float" office:value="0.00000024744268077602" calcext:value-type="float">
            <text:p>0,00000025</text:p>
          </table:table-cell>
          <table:table-cell table:style-name="ce1" table:formula="of:=([.D35] - 0.5)*3.14 + 0.1" office:value-type="float" office:value="2.48913043478261" calcext:value-type="float">
            <text:p>2,49</text:p>
          </table:table-cell>
          <table:table-cell table:style-name="ce1" table:formula="of:=SQRT([.A35])" office:value-type="float" office:value="109.544511501033" calcext:value-type="float">
            <text:p>109,54</text:p>
          </table:table-cell>
          <table:table-cell table:formula="of:=[.K35]/0.011" office:value-type="float" office:value="0.0000224947891614558" calcext:value-type="float">
            <text:p>2,24947891614558E-0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style-name="ce1" office:value-type="float" office:value="0.1346" calcext:value-type="float">
            <text:p>0,13</text:p>
          </table:table-cell>
          <table:table-cell table:style-name="ce1" office:value-type="float" office:value="44.62" calcext:value-type="float">
            <text:p>44,62</text:p>
          </table:table-cell>
          <table:table-cell table:style-name="ce1" table:formula="of:=2.6/2" office:value-type="float" office:value="1.3" calcext:value-type="float">
            <text:p>1,30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,02 ms/del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style-name="ce2" table:formula="of:=[.B36]/([.A36]*[.C36])" office:value-type="float" office:value="0.00000021547032080425" calcext:value-type="float">
            <text:p>0,00000022</text:p>
          </table:table-cell>
          <table:table-cell table:style-name="ce1" table:formula="of:=([.D36] - 0.5)*3.14" office:value-type="float" office:value="2.512" calcext:value-type="float">
            <text:p>2,51</text:p>
          </table:table-cell>
          <table:table-cell table:style-name="ce1" table:formula="of:=SQRT([.A36])" office:value-type="float" office:value="118.321595661992" calcext:value-type="float">
            <text:p>118,32</text:p>
          </table:table-cell>
          <table:table-cell table:formula="of:=[.K36]/0.011" office:value-type="float" office:value="0.0000195882109822047" calcext:value-type="float">
            <text:p>1,95882109822047E-0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style-name="ce1" office:value-type="float" office:value="0.1285" calcext:value-type="float">
            <text:p>0,13</text:p>
          </table:table-cell>
          <table:table-cell table:style-name="ce1" office:value-type="float" office:value="41.6" calcext:value-type="float">
            <text:p>41,60</text:p>
          </table:table-cell>
          <table:table-cell table:style-name="ce1" table:formula="of:=2.4/1.8" office:value-type="float" office:value="1.33333333333333" calcext:value-type="float">
            <text:p>1,33</text:p>
          </table:table-cell>
          <table:table-cell office:value-type="float" office:value="1.8" calcext:value-type="float">
            <text:p>1,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,02 ms/del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 table:style-name="ce2" table:formula="of:=[.B37]/([.A37]*[.C37])" office:value-type="float" office:value="0.00000019305889423077" calcext:value-type="float">
            <text:p>0,00000019</text:p>
          </table:table-cell>
          <table:table-cell table:style-name="ce1" table:formula="of:=([.D37] - 0.5)*3.14" office:value-type="float" office:value="2.61666666666667" calcext:value-type="float">
            <text:p>2,62</text:p>
          </table:table-cell>
          <table:table-cell table:style-name="ce1" table:formula="of:=SQRT([.A37])" office:value-type="float" office:value="126.491106406735" calcext:value-type="float">
            <text:p>126,49</text:p>
          </table:table-cell>
          <table:table-cell table:formula="of:=[.K37]/0.011" office:value-type="float" office:value="0.0000175508085664336" calcext:value-type="float">
            <text:p>1,75508085664336E-0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style-name="ce1" office:value-type="float" office:value="0.1237" calcext:value-type="float">
            <text:p>0,12</text:p>
          </table:table-cell>
          <table:table-cell table:style-name="ce1" office:value-type="float" office:value="38.8" calcext:value-type="float">
            <text:p>38,80</text:p>
          </table:table-cell>
          <table:table-cell table:style-name="ce1" table:formula="of:=2.2/1.6" office:value-type="float" office:value="1.375" calcext:value-type="float">
            <text:p>1,38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string" calcext:value-type="string">
            <text:p>0,02 ms/del</text:p>
          </table:table-cell>
          <table:table-cell table:number-columns-repeated="2"/>
          <table:table-cell office:value-type="float" office:value="18000" calcext:value-type="float">
            <text:p>18000</text:p>
          </table:table-cell>
          <table:table-cell table:style-name="ce2" table:formula="of:=[.B38]/([.A38]*[.C38])" office:value-type="float" office:value="0.00000017711912943872" calcext:value-type="float">
            <text:p>0,00000018</text:p>
          </table:table-cell>
          <table:table-cell table:style-name="ce1" table:formula="of:=([.D38] - 0.5)*3.14" office:value-type="float" office:value="2.7475" calcext:value-type="float">
            <text:p>2,75</text:p>
          </table:table-cell>
          <table:table-cell table:style-name="ce1" table:formula="of:=SQRT([.A38])" office:value-type="float" office:value="134.164078649987" calcext:value-type="float">
            <text:p>134,16</text:p>
          </table:table-cell>
          <table:table-cell table:formula="of:=[.K38]/0.011" office:value-type="float" office:value="0.0000161017390398834" calcext:value-type="float">
            <text:p>1,61017390398834E-0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1" office:value-type="float" office:value="0.125" calcext:value-type="float">
            <text:p>0,13</text:p>
          </table:table-cell>
          <table:table-cell table:style-name="ce1" office:value-type="float" office:value="36.2" calcext:value-type="float">
            <text:p>36,20</text:p>
          </table:table-cell>
          <table:table-cell table:style-name="ce1" table:formula="of:=4/2.7" office:value-type="float" office:value="1.48148148148148" calcext:value-type="float">
            <text:p>1,48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string" calcext:value-type="string">
            <text:p>0,01 ms/del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style-name="ce2" table:formula="of:=[.B39]/([.A39]*[.C39])" office:value-type="float" office:value="0.00000017265193370166" calcext:value-type="float">
            <text:p>0,00000017</text:p>
          </table:table-cell>
          <table:table-cell table:style-name="ce1" table:formula="of:=([.D39] - 0.5)*3.14" office:value-type="float" office:value="3.08185185185185" calcext:value-type="float">
            <text:p>3,08</text:p>
          </table:table-cell>
          <table:table-cell table:style-name="ce1" table:formula="of:=SQRT([.A39])" office:value-type="float" office:value="141.42135623731" calcext:value-type="float">
            <text:p>141,42</text:p>
          </table:table-cell>
          <table:table-cell table:formula="of:=[.K39]/0.011" office:value-type="float" office:value="0.0000156956303365143" calcext:value-type="float">
            <text:p>1,56956303365143E-0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style-name="ce1" office:value-type="float" office:value="0.119" calcext:value-type="float">
            <text:p>0,12</text:p>
          </table:table-cell>
          <table:table-cell table:style-name="ce1" office:value-type="float" office:value="32.04" calcext:value-type="float">
            <text:p>32,04</text:p>
          </table:table-cell>
          <table:table-cell table:style-name="ce1" table:formula="of:=3.8/2.5" office:value-type="float" office:value="1.52" calcext:value-type="float">
            <text:p>1,52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0,01 ms/del</text:p>
          </table:table-cell>
          <table:table-cell table:number-columns-repeated="2"/>
          <table:table-cell office:value-type="float" office:value="22000" calcext:value-type="float">
            <text:p>22000</text:p>
          </table:table-cell>
          <table:table-cell table:style-name="ce2" table:formula="of:=[.B40]/([.A40]*[.C40])" office:value-type="float" office:value="0.00000016882306208149" calcext:value-type="float">
            <text:p>0,00000017</text:p>
          </table:table-cell>
          <table:table-cell table:style-name="ce1" table:formula="of:=([.D40] - 0.5)*3.14" office:value-type="float" office:value="3.2028" calcext:value-type="float">
            <text:p>3,20</text:p>
          </table:table-cell>
          <table:table-cell table:style-name="ce1" table:formula="of:=SQRT([.A40])" office:value-type="float" office:value="148.323969741913" calcext:value-type="float">
            <text:p>148,32</text:p>
          </table:table-cell>
          <table:table-cell table:formula="of:=[.K40]/0.011" office:value-type="float" office:value="0.0000153475510983172" calcext:value-type="float">
            <text:p>1,53475510983172E-0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style-name="ce1" office:value-type="float" office:value="0.113" calcext:value-type="float">
            <text:p>0,11</text:p>
          </table:table-cell>
          <table:table-cell table:style-name="ce1" office:value-type="float" office:value="27.18" calcext:value-type="float">
            <text:p>27,18</text:p>
          </table:table-cell>
          <table:table-cell table:style-name="ce1" table:formula="of:=3.5/2.3" office:value-type="float" office:value="1.52173913043478" calcext:value-type="float">
            <text:p>1,52</text:p>
          </table:table-cell>
          <table:table-cell office:value-type="float" office:value="2.3" calcext:value-type="float">
            <text:p>2,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,01 ms/del</text:p>
          </table:table-cell>
          <table:table-cell table:number-columns-repeated="2"/>
          <table:table-cell office:value-type="float" office:value="24000" calcext:value-type="float">
            <text:p>24000</text:p>
          </table:table-cell>
          <table:table-cell table:style-name="ce2" table:formula="of:=[.B41]/([.A41]*[.C41])" office:value-type="float" office:value="0.00000017322786362522" calcext:value-type="float">
            <text:p>0,00000017</text:p>
          </table:table-cell>
          <table:table-cell table:style-name="ce1" table:formula="of:=([.D41] - 0.5)*3.14" office:value-type="float" office:value="3.20826086956522" calcext:value-type="float">
            <text:p>3,21</text:p>
          </table:table-cell>
          <table:table-cell table:style-name="ce1" table:formula="of:=SQRT([.A41])" office:value-type="float" office:value="154.919333848297" calcext:value-type="float">
            <text:p>154,92</text:p>
          </table:table-cell>
          <table:table-cell table:formula="of:=[.K41]/0.011" office:value-type="float" office:value="0.0000157479876022922" calcext:value-type="float">
            <text:p>1,57479876022922E-0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table:style-name="ce1" office:value-type="float" office:value="0.107" calcext:value-type="float">
            <text:p>0,11</text:p>
          </table:table-cell>
          <table:table-cell table:style-name="ce1" office:value-type="float" office:value="22.1" calcext:value-type="float">
            <text:p>22,10</text:p>
          </table:table-cell>
          <table:table-cell table:style-name="ce1" table:formula="of:=3.3/2.2" office:value-type="float" office:value="1.5" calcext:value-type="float">
            <text:p>1,50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string" calcext:value-type="string">
            <text:p>0,01 ms/del</text:p>
          </table:table-cell>
          <table:table-cell table:number-columns-repeated="2"/>
          <table:table-cell office:value-type="float" office:value="26000" calcext:value-type="float">
            <text:p>26000</text:p>
          </table:table-cell>
          <table:table-cell table:style-name="ce2" table:formula="of:=0.00000016" office:value-type="float" office:value="0.00000016" calcext:value-type="float">
            <text:p>0,00000016</text:p>
          </table:table-cell>
          <table:table-cell table:style-name="ce1" table:formula="of:=([.D42] - 0.5)*3.14" office:value-type="float" office:value="3.14" calcext:value-type="float">
            <text:p>3,14</text:p>
          </table:table-cell>
          <table:table-cell table:style-name="ce1" table:formula="of:=SQRT([.A42])" office:value-type="float" office:value="161.245154965971" calcext:value-type="float">
            <text:p>161,25</text:p>
          </table:table-cell>
          <table:table-cell table:formula="of:=[.K42]/0.011" office:value-type="float" office:value="0.0000145454545454545" calcext:value-type="float">
            <text:p>1,45454545454545E-0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style-name="ce1" office:value-type="float" office:value="0.1008" calcext:value-type="float">
            <text:p>0,10</text:p>
          </table:table-cell>
          <table:table-cell table:style-name="ce1" office:value-type="float" office:value="16.5" calcext:value-type="float">
            <text:p>16,50</text:p>
          </table:table-cell>
          <table:table-cell table:style-name="ce1" table:formula="of:=3.2/2" office:value-type="float" office:value="1.6" calcext:value-type="float">
            <text:p>1,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,01 ms/del</text:p>
          </table:table-cell>
          <table:table-cell table:number-columns-repeated="2"/>
          <table:table-cell office:value-type="float" office:value="28000" calcext:value-type="float">
            <text:p>28000</text:p>
          </table:table-cell>
          <table:table-cell table:style-name="ce2" table:formula="of:=0.00000015" office:value-type="float" office:value="0.00000015" calcext:value-type="float">
            <text:p>0,00000015</text:p>
          </table:table-cell>
          <table:table-cell table:style-name="ce1" table:formula="of:=([.D43] - 0.5)*3.14" office:value-type="float" office:value="3.454" calcext:value-type="float">
            <text:p>3,45</text:p>
          </table:table-cell>
          <table:table-cell table:style-name="ce1" table:formula="of:=SQRT([.A43])" office:value-type="float" office:value="167.332005306815" calcext:value-type="float">
            <text:p>167,33</text:p>
          </table:table-cell>
          <table:table-cell table:formula="of:=[.K43]/0.011" office:value-type="float" office:value="0.0000136363636363636" calcext:value-type="float">
            <text:p>1,36363636363636E-0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1" office:value-type="float" office:value="0.095" calcext:value-type="float">
            <text:p>0,10</text:p>
          </table:table-cell>
          <table:table-cell table:style-name="ce1" office:value-type="float" office:value="10.9" calcext:value-type="float">
            <text:p>10,90</text:p>
          </table:table-cell>
          <table:table-cell table:style-name="ce1" table:formula="of:=3.1/1.9" office:value-type="float" office:value="1.63157894736842" calcext:value-type="float">
            <text:p>1,63</text:p>
          </table:table-cell>
          <table:table-cell office:value-type="float" office:value="1.9" calcext:value-type="float">
            <text:p>1,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,01 ms/del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table:style-name="ce2" table:formula="of:=0.00000015" office:value-type="float" office:value="0.00000015" calcext:value-type="float">
            <text:p>0,00000015</text:p>
          </table:table-cell>
          <table:table-cell table:style-name="ce1" table:formula="of:=([.D44] - 0.5)*3.14" office:value-type="float" office:value="3.55315789473684" calcext:value-type="float">
            <text:p>3,55</text:p>
          </table:table-cell>
          <table:table-cell table:style-name="ce1" table:formula="of:=SQRT([.A44])" office:value-type="float" office:value="173.205080756888" calcext:value-type="float">
            <text:p>173,21</text:p>
          </table:table-cell>
          <table:table-cell table:formula="of:=[.K44]/0.011" office:value-type="float" office:value="0.0000136363636363636" calcext:value-type="float">
            <text:p>1,36363636363636E-05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экспериментальная зависимость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Далее осциллограф не смог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0.785" calcext:value-type="float">
            <text:p>0,78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.14" calcext:value-type="float">
            <text:p>3,14</text:p>
          </table:table-cell>
          <table:table-cell office:value-type="float" office:value="161.245" calcext:value-type="float">
            <text:p>161,24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касательная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.00.0000</text:date>, <text:time style:data-style-name="N2" text:time-value="18:33:08.18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4T09:19:52.358000000</meta:creation-date>
    <meta:generator>LibreOffice/7.1.0.3$Windows_X86_64 LibreOffice_project/f6099ecf3d29644b5008cc8f48f42f4a40986e4c</meta:generator>
    <dc:date>2021-12-26T23:39:45.397000000</dc:date>
    <meta:editing-duration>PT59M17S</meta:editing-duration>
    <meta:editing-cycles>2</meta:editing-cycles>
    <meta:document-statistic meta:table-count="1" meta:cell-count="407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 chart:error-category="constan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error-category="constan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chart-properties chart:error-lower-limit="0.6" chart:error-upper-limit="0.6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7.777cm" svg:height="14.342cm" xlink:href=".." xlink:type="simple" chart:class="chart:scatter" chart:style-name="ch1">
        <chart:title svg:x="12.217cm" svg:y="0.478cm" chart:style-name="ch2">
          <text:p>1/хи^2 = f(f^2)</text:p>
        </chart:title>
        <chart:subtitle svg:x="14.06cm" svg:y="5.644cm" chart:style-name="ch3">
          <text:p>f(x) = 0,15x + 8196</text:p>
        </chart:subtitle>
        <chart:legend chart:legend-position="end" svg:x="24.288cm" svg:y="0.547cm" style:legend-expansion="custom" svg:width="3.01cm" svg:height="8.386cm" style:legend-expansion-aspect-ratio="0.358931552587646" chart:style-name="ch4"/>
        <chart:plot-area chart:style-name="ch5" table:cell-range-address="Лист1.F1:Лист1.F18 Лист1.G2:Лист1.G18 Лист1.F20:Лист1.F20" chart:data-source-has-labels="row" svg:x="1.798cm" svg:y="1.097cm" svg:width="21.795cm" svg:height="12.499cm">
          <chart:coordinate-region svg:x="2.536cm" svg:y="1.299cm" svg:width="20.579cm" svg:height="11.644cm"/>
          <chart:axis chart:dimension="x" chart:name="primary-x" chart:style-name="ch6">
            <chart:title svg:x="23.592cm" svg:y="12.5cm" chart:style-name="ch7">
              <text:p>f^2, Гц^2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729cm" svg:y="4.506cm" chart:style-name="ch11">
              <text:p>1/(хи^2), Гц^2 * А^2/В^2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Лист1.F2:Лист1.F18" chart:label-cell-address="Лист1.F20:Лист1.F20" chart:class="chart:scatter">
            <chart:domain table:cell-range-address="Лист1.G2:Лист1.G18"/>
            <chart:error-indicator chart:style-name="ch13" chart:dimension="y"/>
            <chart:data-point chart:repeated="17"/>
          </chart:series>
          <chart:wall chart:style-name="ch14"/>
          <chart:floor chart:style-name="ch15"/>
        </chart:plot-area>
        <draw:frame draw:style-name="gr1" draw:text-style-name="P1" svg:width="0cm" svg:height="0cm" svg:x="0cm" svg:y="0cm">
          <draw:image xlink:href="Pictures/100000000000078000000438D2B7B800D2FC1672.png" xlink:type="simple" xlink:show="embed" xlink:actuate="onLoad" draw:mime-type="image/png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>Экспериментальная зависимость</text:p>
                <draw:g>
                  <svg:desc>Лист1.F20:Лист1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Лист1.G2:Лист1.G18</svg:desc>
                </draw:g>
              </table:table-cell>
              <table:table-cell office:value-type="float" office:value="8.02454628910388">
                <text:p>8.02454628910388</text:p>
                <draw:g>
                  <svg:desc>Лист1.F2:Лист1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5">
                <text:p>625</text:p>
              </table:table-cell>
              <table:table-cell office:value-type="float" office:value="8.50847205707491">
                <text:p>8.508472057074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8.06986049124559">
                <text:p>8.06986049124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25">
                <text:p>1225</text:p>
              </table:table-cell>
              <table:table-cell office:value-type="float" office:value="8.22876861186959">
                <text:p>8.228768611869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">
                <text:p>1600</text:p>
              </table:table-cell>
              <table:table-cell office:value-type="float" office:value="8.3949448462269">
                <text:p>8.3949448462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25">
                <text:p>2025</text:p>
              </table:table-cell>
              <table:table-cell office:value-type="float" office:value="8.44232568057945">
                <text:p>8.44232568057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8.92699167657551">
                <text:p>8.926991676575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25">
                <text:p>3025</text:p>
              </table:table-cell>
              <table:table-cell office:value-type="float" office:value="8.50748427915589">
                <text:p>8.507484279155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8.83382672324501">
                <text:p>8.833826723245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25">
                <text:p>4225</text:p>
              </table:table-cell>
              <table:table-cell office:value-type="float" office:value="9.03270434623813">
                <text:p>9.032704346238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00">
                <text:p>4900</text:p>
              </table:table-cell>
              <table:table-cell office:value-type="float" office:value="8.98684944824625">
                <text:p>8.98684944824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25">
                <text:p>5625</text:p>
              </table:table-cell>
              <table:table-cell office:value-type="float" office:value="9.06416003460208">
                <text:p>9.06416003460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00">
                <text:p>6400</text:p>
              </table:table-cell>
              <table:table-cell office:value-type="float" office:value="9.1989412345679">
                <text:p>9.19894123456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25">
                <text:p>7225</text:p>
              </table:table-cell>
              <table:table-cell office:value-type="float" office:value="9.19789569241723">
                <text:p>9.19789569241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00">
                <text:p>8100</text:p>
              </table:table-cell>
              <table:table-cell office:value-type="float" office:value="9.3779856">
                <text:p>9.37798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25">
                <text:p>9025</text:p>
              </table:table-cell>
              <table:table-cell office:value-type="float" office:value="9.33470113385815">
                <text:p>9.334701133858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">
                <text:p>10000</text:p>
              </table:table-cell>
              <table:table-cell office:value-type="float" office:value="9.59899335340188">
                <text:p>9.59899335340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chart-properties chart:regression-name="" chart:regression-max-degree="6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7cm" svg:stroke-color="#004586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31cm" svg:height="13.01cm" xlink:href=".." xlink:type="simple" chart:class="chart:scatter" chart:style-name="ch1">
        <chart:title svg:x="9.769cm" svg:y="0.396cm" chart:style-name="ch2">
          <text:p>сдвиг фаз(f^(1/2))</text:p>
        </chart:title>
        <chart:subtitle svg:x="12.887cm" svg:y="5.948cm" chart:style-name="ch3">
          <text:p>y = 0,785 + 0,0146x</text:p>
        </chart:subtitle>
        <chart:legend chart:legend-position="end" svg:x="20.494cm" svg:y="0.172cm" style:legend-expansion="custom" svg:width="2.464cm" svg:height="7.728cm" style:legend-expansion-aspect-ratio="0.318840579710145" chart:style-name="ch4"/>
        <chart:plot-area chart:style-name="ch5" table:cell-range-address="Лист1.L22:Лист1.L44 Лист1.M23:Лист1.M45 Лист1.I47:Лист1.I49" chart:data-source-has-labels="row" svg:x="1.133cm" svg:y="1.54cm" svg:width="19.523cm" svg:height="10.745cm">
          <chart:coordinate-region svg:x="1.871cm" svg:y="1.742cm" svg:width="18.497cm" svg:height="9.89cm"/>
          <chart:axis chart:dimension="x" chart:name="primary-x" chart:style-name="ch6">
            <chart:title svg:x="20.849cm" svg:y="10.794cm" chart:style-name="ch7">
              <text:p>f^(1/2), Гц 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93cm" svg:y="2.928cm" chart:style-name="ch11">
              <text:p>сдвиг фаз, Pi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Лист1.L23:Лист1.L44" chart:label-cell-address="Лист1.M45:Лист1.M45" chart:class="chart:scatter">
            <chart:domain table:cell-range-address="Лист1.M23:Лист1.M44"/>
            <chart:regression-curve chart:style-name="ch13"/>
            <chart:data-point chart:repeated="22"/>
          </chart:series>
          <chart:series chart:style-name="ch14" chart:values-cell-range-address="Лист1.I47:Лист1.I48" chart:label-cell-address="Лист1.I49:Лист1.I49" chart:class="chart:scatter">
            <chart:domain table:cell-range-address="Лист1.J47:Лист1.J48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M</text:p>
              </table:table-cell>
              <table:table-cell office:value-type="string">
                <text:p>экспериментальная зависимость</text:p>
                <draw:g>
                  <svg:desc>Лист1.M45:Лист1.M45</svg:desc>
                </draw:g>
              </table:table-cell>
              <table:table-cell office:value-type="string">
                <text:p>Столбец J</text:p>
              </table:table-cell>
              <table:table-cell office:value-type="string">
                <text:p>касательная</text:p>
                <draw:g>
                  <svg:desc>Лист1.I49:Лист1.I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Лист1.M23:Лист1.M44</svg:desc>
                </draw:g>
              </table:table-cell>
              <table:table-cell office:value-type="float" office:value="0.3925">
                <text:p>0.3925</text:p>
                <draw:g>
                  <svg:desc>Лист1.L23:Лист1.L44</svg:desc>
                </draw:g>
              </table:table-cell>
              <table:table-cell office:value-type="float" office:value="0">
                <text:p>0</text:p>
                <draw:g>
                  <svg:desc>Лист1.J47:Лист1.J48</svg:desc>
                </draw:g>
              </table:table-cell>
              <table:table-cell office:value-type="float" office:value="0.785">
                <text:p>0.785</text:p>
                <draw:g>
                  <svg:desc>Лист1.I47:Лист1.I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3606797749979">
                <text:p>22.3606797749979</text:p>
              </table:table-cell>
              <table:table-cell office:value-type="float" office:value="1.14181818181818">
                <text:p>1.14181818181818</text:p>
              </table:table-cell>
              <table:table-cell office:value-type="float" office:value="161.245">
                <text:p>161.24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6227766016838">
                <text:p>31.6227766016838</text:p>
              </table:table-cell>
              <table:table-cell office:value-type="float" office:value="1.45785714285714">
                <text:p>1.457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7213595499958">
                <text:p>44.7213595499958</text:p>
              </table:table-cell>
              <table:table-cell office:value-type="float" office:value="1.57">
                <text:p>1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.7722557505166">
                <text:p>54.7722557505166</text:p>
              </table:table-cell>
              <table:table-cell office:value-type="float" office:value="1.73526315789474">
                <text:p>1.7352631578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2455532033676">
                <text:p>63.2455532033676</text:p>
              </table:table-cell>
              <table:table-cell office:value-type="float" office:value="2.01857142857143">
                <text:p>2.01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7106781186548">
                <text:p>70.7106781186548</text:p>
              </table:table-cell>
              <table:table-cell office:value-type="float" office:value="1.70652173913043">
                <text:p>1.7065217391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.4596669241483">
                <text:p>77.4596669241483</text:p>
              </table:table-cell>
              <table:table-cell office:value-type="float" office:value="1.90052631578947">
                <text:p>1.90052631578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.6660026534076">
                <text:p>83.6660026534076</text:p>
              </table:table-cell>
              <table:table-cell office:value-type="float" office:value="1.9625">
                <text:p>1.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4427190999916">
                <text:p>89.4427190999916</text:p>
              </table:table-cell>
              <table:table-cell office:value-type="float" office:value="2.01857142857143">
                <text:p>2.01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.8683298050514">
                <text:p>94.8683298050514</text:p>
              </table:table-cell>
              <table:table-cell office:value-type="float" office:value="2.355">
                <text:p>2.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2.15545454545455">
                <text:p>2.15545454545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9.544511501033">
                <text:p>109.544511501033</text:p>
              </table:table-cell>
              <table:table-cell office:value-type="float" office:value="2.48913043478261">
                <text:p>2.48913043478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8.321595661992">
                <text:p>118.321595661992</text:p>
              </table:table-cell>
              <table:table-cell office:value-type="float" office:value="2.512">
                <text:p>2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6.491106406735">
                <text:p>126.491106406735</text:p>
              </table:table-cell>
              <table:table-cell office:value-type="float" office:value="2.61666666666667">
                <text:p>2.6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.164078649987">
                <text:p>134.164078649987</text:p>
              </table:table-cell>
              <table:table-cell office:value-type="float" office:value="2.7475">
                <text:p>2.7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1.42135623731">
                <text:p>141.42135623731</text:p>
              </table:table-cell>
              <table:table-cell office:value-type="float" office:value="3.08185185185185">
                <text:p>3.0818518518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8.323969741913">
                <text:p>148.323969741913</text:p>
              </table:table-cell>
              <table:table-cell office:value-type="float" office:value="3.2028">
                <text:p>3.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4.919333848297">
                <text:p>154.919333848297</text:p>
              </table:table-cell>
              <table:table-cell office:value-type="float" office:value="3.20826086956522">
                <text:p>3.20826086956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1.245154965971">
                <text:p>161.245154965971</text:p>
              </table:table-cell>
              <table:table-cell office:value-type="float" office:value="3.14">
                <text:p>3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7.332005306815">
                <text:p>167.332005306815</text:p>
              </table:table-cell>
              <table:table-cell office:value-type="float" office:value="3.454">
                <text:p>3.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3.205080756888">
                <text:p>173.205080756888</text:p>
              </table:table-cell>
              <table:table-cell office:value-type="float" office:value="3.55315789473684">
                <text:p>3.55315789473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>
        <chart:symbol-image xlink:href="Pictures/2000000E000000DD000000DDB43ABA64C5FC9CAB.svm"/>
      </style:chart-properties>
    </style:style>
    <style:style style:name="ch5" style:family="chart" style:data-style-name="N2">
      <style:chart-properties chart:display-label="true" chart:logarithmic="false" chart:interval-major="4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941cm" svg:height="14.02cm" xlink:href=".." xlink:type="simple" chart:class="chart:scatter" chart:style-name="ch1">
        <chart:title svg:x="9.289cm" svg:y="0.437cm" chart:style-name="ch2">
          <text:p>|H1|/|H0| (f^1/2)</text:p>
        </chart:title>
        <chart:legend chart:legend-position="end" svg:x="19.045cm" svg:y="0.193cm" style:legend-expansion="custom" svg:width="3.215cm" svg:height="4.144cm" style:legend-expansion-aspect-ratio="0.775820463320463" chart:style-name="ch3"/>
        <chart:plot-area chart:style-name="ch4" table:cell-range-address="Лист1.K22:Лист1.K22 Лист1.M23:Лист1.N44 Лист1.L21:Лист1.L21" chart:data-source-has-labels="row" svg:x="1.378cm" svg:y="1.191cm" svg:width="18.051cm" svg:height="12.417cm">
          <chart:coordinate-region svg:x="2.687cm" svg:y="1.393cm" svg:width="16.211cm" svg:height="11.562cm"/>
          <chart:axis chart:dimension="x" chart:name="primary-x" chart:style-name="ch5">
            <chart:title svg:x="20.722cm" svg:y="11.868cm" chart:style-name="ch6">
              <text:p>f^1/2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664cm" svg:y="2.05cm" chart:style-name="ch10">
              <text:p>|H1|/|H0|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Лист1.N23:Лист1.N44" chart:label-cell-address="Лист1.L21:Лист1.L21" chart:class="chart:scatter">
            <chart:domain table:cell-range-address="Лист1.M23:Лист1.M44"/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M</text:p>
              </table:table-cell>
              <table:table-cell office:value-type="string">
                <text:p>коэффициент ослабления поля от корня из частоты</text:p>
                <draw:g>
                  <svg:desc>Лист1.L21:Лист1.L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Лист1.M23:Лист1.M44</svg:desc>
                </draw:g>
              </table:table-cell>
              <table:table-cell office:value-type="float" office:value="0.00081274657545844">
                <text:p>0.00081274657545844</text:p>
                <draw:g>
                  <svg:desc>Лист1.N23:Лист1.N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3606797749979">
                <text:p>22.3606797749979</text:p>
              </table:table-cell>
              <table:table-cell office:value-type="float" office:value="0.000479011073911924">
                <text:p>0.000479011073911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6227766016838">
                <text:p>31.6227766016838</text:p>
              </table:table-cell>
              <table:table-cell office:value-type="float" office:value="0.000261861375447122">
                <text:p>0.000261861375447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7213595499958">
                <text:p>44.7213595499958</text:p>
              </table:table-cell>
              <table:table-cell office:value-type="float" office:value="0.000134033704674895">
                <text:p>0.000134033704674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.7722557505166">
                <text:p>54.7722557505166</text:p>
              </table:table-cell>
              <table:table-cell office:value-type="float" office:value="0.000089736902618635">
                <text:p>0.000089736902618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2455532033676">
                <text:p>63.2455532033676</text:p>
              </table:table-cell>
              <table:table-cell office:value-type="float" office:value="0.0000673808756971166">
                <text:p>0.00006738087569711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7106781186548">
                <text:p>70.7106781186548</text:p>
              </table:table-cell>
              <table:table-cell office:value-type="float" office:value="0.0000538403614457831">
                <text:p>0.00005384036144578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.4596669241483">
                <text:p>77.4596669241483</text:p>
              </table:table-cell>
              <table:table-cell office:value-type="float" office:value="0.0000448175880932206">
                <text:p>0.0000448175880932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.6660026534076">
                <text:p>83.6660026534076</text:p>
              </table:table-cell>
              <table:table-cell office:value-type="float" office:value="0.0000383752716058036">
                <text:p>0.0000383752716058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4427190999916">
                <text:p>89.4427190999916</text:p>
              </table:table-cell>
              <table:table-cell office:value-type="float" office:value="0.0000335819568657433">
                <text:p>0.00003358195686574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.8683298050514">
                <text:p>94.8683298050514</text:p>
              </table:table-cell>
              <table:table-cell office:value-type="float" office:value="0.000029841155089664">
                <text:p>0.000029841155089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0.0000269114502691145">
                <text:p>0.0000269114502691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9.544511501033">
                <text:p>109.544511501033</text:p>
              </table:table-cell>
              <table:table-cell office:value-type="float" office:value="0.0000224947891614558">
                <text:p>0.0000224947891614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8.321595661992">
                <text:p>118.321595661992</text:p>
              </table:table-cell>
              <table:table-cell office:value-type="float" office:value="0.0000195882109822047">
                <text:p>0.0000195882109822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6.491106406735">
                <text:p>126.491106406735</text:p>
              </table:table-cell>
              <table:table-cell office:value-type="float" office:value="0.0000175508085664336">
                <text:p>0.00001755080856643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.164078649987">
                <text:p>134.164078649987</text:p>
              </table:table-cell>
              <table:table-cell office:value-type="float" office:value="0.0000161017390398834">
                <text:p>0.00001610173903988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1.42135623731">
                <text:p>141.42135623731</text:p>
              </table:table-cell>
              <table:table-cell office:value-type="float" office:value="0.0000156956303365143">
                <text:p>0.0000156956303365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8.323969741913">
                <text:p>148.323969741913</text:p>
              </table:table-cell>
              <table:table-cell office:value-type="float" office:value="0.0000153475510983172">
                <text:p>0.00001534755109831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4.919333848297">
                <text:p>154.919333848297</text:p>
              </table:table-cell>
              <table:table-cell office:value-type="float" office:value="0.0000157479876022922">
                <text:p>0.0000157479876022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1.245154965971">
                <text:p>161.245154965971</text:p>
              </table:table-cell>
              <table:table-cell office:value-type="float" office:value="0.0000145454545454545">
                <text:p>0.00001454545454545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7.332005306815">
                <text:p>167.332005306815</text:p>
              </table:table-cell>
              <table:table-cell office:value-type="float" office:value="0.0000136363636363636">
                <text:p>0.0000136363636363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3.205080756888">
                <text:p>173.205080756888</text:p>
              </table:table-cell>
              <table:table-cell office:value-type="float" office:value="0.0000136363636363636">
                <text:p>0.00001363636363636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